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ans-serif"/>
    <style:font-face style:name="MS Mincho" svg:font-family="'MS Mincho'"/>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solid"/>
    </style:style>
    <style:style style:name="P3" style:family="paragraph" style:parent-style-name="Preformatted_20_Text">
      <style:paragraph-properties fo:margin-left="0.7874in" fo:margin-right="0in" fo:text-indent="0in" style:auto-text-indent="false"/>
      <style:text-properties style:text-line-through-style="none"/>
    </style:style>
    <style:style style:name="P4" style:family="paragraph" style:parent-style-name="Text_20_body">
      <style:paragraph-properties fo:margin-left="0.7874in" fo:margin-right="0in" fo:text-indent="0in" style:auto-text-indent="false"/>
    </style:style>
    <style:style style:name="P5" style:family="paragraph" style:parent-style-name="Text_20_body">
      <style:paragraph-properties fo:margin-left="0.7874in" fo:margin-right="0in" fo:text-indent="0in" style:auto-text-indent="false"/>
      <style:text-properties style:text-line-through-style="none"/>
    </style:style>
    <style:style style:name="P6" style:family="paragraph" style:parent-style-name="Preformatted_20_Text">
      <style:text-properties style:text-line-through-style="solid"/>
    </style:style>
    <style:style style:name="P7" style:family="paragraph" style:parent-style-name="Preformatted_20_Text">
      <style:text-properties style:text-line-through-style="none"/>
    </style:style>
    <style:style style:name="P8" style:family="paragraph" style:parent-style-name="Preformatted_20_Text">
      <style:paragraph-properties fo:margin-left="0in" fo:margin-right="0in" fo:text-indent="0in" style:auto-text-indent="false"/>
    </style:style>
    <style:style style:name="P9" style:family="paragraph" style:parent-style-name="Text_20_body">
      <style:text-properties style:text-line-through-style="solid"/>
    </style:style>
    <style:style style:name="P10" style:family="paragraph" style:parent-style-name="Text_20_body">
      <style:text-properties style:text-line-through-style="none"/>
    </style:style>
    <style:style style:name="P11" style:family="paragraph" style:parent-style-name="Contents_20_2">
      <style:paragraph-properties>
        <style:tab-stops/>
      </style:paragraph-properties>
    </style:style>
    <style:style style:name="P12" style:family="paragraph" style:parent-style-name="Contents_20_3">
      <style:paragraph-properties>
        <style:tab-stops/>
      </style:paragraph-properties>
    </style:style>
    <style:style style:name="P13" style:family="paragraph" style:parent-style-name="Contents_20_1">
      <style:paragraph-properties>
        <style:tab-stops>
          <style:tab-stop style:position="0in"/>
        </style:tab-stops>
      </style:paragraph-properties>
    </style:style>
    <style:style style:name="P14" style:family="paragraph" style:parent-style-name="Heading_20_1" style:master-page-name="HTML">
      <style:paragraph-properties style:page-number="auto"/>
    </style:style>
    <style:style style:name="P15" style:family="paragraph" style:parent-style-name="Heading_20_4">
      <style:text-properties style:text-line-through-style="solid"/>
    </style:style>
    <style:style style:name="P16" style:family="paragraph" style:parent-style-name="Heading_20_5">
      <style:text-properties style:text-line-through-style="solid"/>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jPSXdec 0.91.0 (alpha) Manual</text:h>
      <text:table-of-content text:style-name="Sect1" text:protected="true" text:name="Table of Contents1">
        <text:table-of-content-source text:outline-level="3" text:index-scope="chapter" text:relative-tab-stop-position="false">
          <text:index-title-template text:style-name="Contents_20_Heading">Table of Contents</text:index-title-template>
          <text:table-of-content-entry-template text:outline-level="1" text:style-name="Contents_20_1">
            <text:index-entry-tab-stop style:type="left" style:position="0in" style:leader-char=" "/>
            <text:index-entry-span>  </text:index-entry-span>
            <text:index-entry-tab-stop style:type="left" style:position="0in" style:leader-char=" "/>
            <text:index-entry-tab-stop style:type="left" style:position="0in" style:leader-char=" "/>
            <text:index-entry-tab-stop style:type="left" style:position="0in" style:leader-char=" "/>
          </text:table-of-content-entry-template>
          <text:table-of-content-entry-template text:outline-level="2" text:style-name="Contents_20_2">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3" text:style-name="Contents_20_3">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4" text:style-name="Contents_20_4">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5" text:style-name="Contents_20_5">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6" text:style-name="Contents_20_6">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7" text:style-name="Contents_20_7">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8" text:style-name="Contents_20_8">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9" text:style-name="Contents_20_9">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10" text:style-name="Contents_20_10">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source>
        <text:index-body>
          <text:index-title text:style-name="Sect1" text:name="Table of Contents1_Head">
            <text:p text:style-name="Contents_20_Heading">Table of Contents</text:p>
          </text:index-title>
          <text:p text:style-name="P13"><text:tab/> <text:s/><text:tab/><text:tab/><text:tab/></text:p>
          <text:p text:style-name="P11">1 <text:s/><text:a xlink:type="simple" xlink:href="#1.1.About|outline" text:style-name="Internet_20_link" text:visited-style-name="Internet_20_link">About</text:a></text:p>
          <text:p text:style-name="P12">1.1 <text:s text:c="2"/><text:a xlink:type="simple" xlink:href="#1.1.1.Java frameworks|outline" text:style-name="Internet_20_link" text:visited-style-name="Internet_20_link">Java frameworks</text:a></text:p>
          <text:p text:style-name="P11">2 <text:s/><text:a xlink:type="simple" xlink:href="#1.2.Command-line|outline" text:style-name="Internet_20_link" text:visited-style-name="Internet_20_link">Command-line</text:a></text:p>
          <text:p text:style-name="P12">2.1 <text:s text:c="2"/><text:a xlink:type="simple" xlink:href="#1.2.1.Quick start|outline" text:style-name="Internet_20_link" text:visited-style-name="Internet_20_link">Quick start</text:a></text:p>
          <text:p text:style-name="P12">2.2 <text:s text:c="2"/><text:a xlink:type="simple" xlink:href="#1.2.2.Main command-line options|outline" text:style-name="Internet_20_link" text:visited-style-name="Internet_20_link">Main command-line options</text:a></text:p>
          <text:p text:style-name="P12">2.3 <text:s text:c="2"/><text:a xlink:type="simple" xlink:href="#1.2.3.Options for disc item types|outline" text:style-name="Internet_20_link" text:visited-style-name="Internet_20_link">Options for disc item types</text:a></text:p>
          <text:p text:style-name="P11">3 <text:s/><text:a xlink:type="simple" xlink:href="#1.3.Index files|outline" text:style-name="Internet_20_link" text:visited-style-name="Internet_20_link">Index files</text:a></text:p>
          <text:p text:style-name="P11">4 <text:s/><text:a xlink:type="simple" xlink:href="#1.4.Building from source|outline" text:style-name="Internet_20_link" text:visited-style-name="Internet_20_link">Building from source</text:a></text:p>
          <text:p text:style-name="P11">5 <text:s/><text:a xlink:type="simple" xlink:href="#1.5.License|outline" text:style-name="Internet_20_link" text:visited-style-name="Internet_20_link">License</text:a></text:p>
        </text:index-body>
      </text:table-of-content>
      <text:p text:style-name="Text_20_body"/>
      <text:h text:style-name="Heading_20_2" text:outline-level="2">About</text:h>
      <text:p text:style-name="Text_20_body">jPSXdec is a PlayStation 1 media reader, decoder, and converter written using the Java framework.</text:p>
      <text:p text:style-name="Text_20_body">Because jPSXdec uses the Java framework, it makes it almost universally cross-platform, but does require to be installed Java to work.</text:p>
      <text:p text:style-name="Text_20_body">jPSXdec can read from any file or image that comes from PlayStation discs. It is recommended that the entire disc be ripped as a BIN/CUE file, but you may have some success from ripping or copying individual files off the disc.</text:p>
      <text:h text:style-name="Heading_20_3" text:outline-level="3">Java frameworks</text:h>
      <text:p text:style-name="Text_20_body">There are several Java Virtual Machines and frameworks available. jPSXdec has only been tested on <text:a xlink:type="simple" xlink:href="http://www.java.com/en/download/">Sun's Java</text:a>.</text:p>
      <text:h text:style-name="Heading_20_2" text:outline-level="2">Command-line</text:h>
      <text:p text:style-name="Text_20_body">The command-line outputs to stderr.</text:p>
      <text:h text:style-name="Heading_20_3" text:outline-level="3">Quick start</text:h>
      <text:p text:style-name="Text_20_body">First the source file (whether it be a disc image or a single media file) needs to be analyzed and an index generated.</text:p>
      <text:p text:style-name="Text_20_body">Example to generate an index:</text:p>
      <text:p text:style-name="P1">java -jar jpsxdec.jar MyGameImage.bin -index MyGameImage.idx</text:p>
      <text:p text:style-name="Text_20_body"/>
      <text:p text:style-name="Text_20_body">Once the index is created, open it to review what was found in the source file.</text:p>
      <text:p text:style-name="Text_20_body">Identify the number of an item you are interested in, and run the command to extract/decode it.</text:p>
      <text:p text:style-name="Text_20_body">Example to decode the first (0th) item:</text:p>
      <text:p text:style-name="P1">java -jar jpsxdec.jar MyGameImage.bin -index MyGameImage.idx -d 0</text:p>
      <text:h text:style-name="Heading_20_3" text:outline-level="3">Main command-line options</text:h>
      <text:p text:style-name="Preformatted_20_Text">java -jar jpsxdec.jar -?/-h/-help</text:p>
      <text:p text:style-name="Text_20_body">Displays main help.</text:p>
      <text:p text:style-name="Preformatted_20_Text"/>
      <text:p text:style-name="Preformatted_20_Text">java -jar jpsxdec.jar &lt;in_file&gt; &lt;main_command_and_options&gt;</text:p>
      <text:p text:style-name="Text_20_body">Do something with &lt;in_file&gt; using one of the following &lt;main_command_and_options&gt;:</text:p>
      <text:p text:style-name="Text_20_body"/>
      <text:p text:style-name="P1">-index/-idx/-i &lt;index_file&gt;</text:p>
      <text:p text:style-name="P4">Create an index for in_file</text:p>
      <text:p text:style-name="P1"/>
      <text:p text:style-name="P1">-?/-h/-help #</text:p>
      <text:p text:style-name="P4">Display help about the disc item #</text:p>
      <text:p text:style-name="P1"/>
      <text:p text:style-name="P1">[-index/-idx/-i &lt;index_file&gt;] -decode/-d # [processing_options]</text:p>
      <text:p text:style-name="P4">Decode disc item #, using optional &lt;index_file&gt; and optional [processing_options] (see item's help for options)</text:p>
      <text:p text:style-name="P1"/>
      <text:p text:style-name="P1">[-index/-idx/-i &lt;index_file&gt;] -a &lt;media_type&gt; [processing_options]</text:p>
      <text:p text:style-name="P4">Decode all disc items of type &lt;media_type&gt;, using optional &lt;index_file&gt; and optional [processing_options] (see item type's help for options)</text:p>
      <text:p text:style-name="P3"/>
      <text:p text:style-name="P3">[-index/-idx/-i &lt;index_file&gt;] -play #</text:p>
      <text:p text:style-name="P5">Opens a very simple player to play movies and audio</text:p>
      <text:p text:style-name="P1"/>
      <text:p text:style-name="P1">-copysect { # | #-# } &lt;out_file&gt;</text:p>
      <text:p text:style-name="P4">Copy sectors to &lt;out_file&gt;</text:p>
      <text:p text:style-name="P1"/>
      <text:p text:style-name="P1">-sectordump &lt;out_file&gt;</text:p>
      <text:p text:style-name="P4">Write list of sector types to &lt;out_file&gt; (for debugging)</text:p>
      <text:p text:style-name="P1"/>
      <text:p text:style-name="Text_20_body">Additional option (optional):</text:p>
      <text:p text:style-name="P8">-v/-verbose #</text:p>
      <text:p text:style-name="Text_20_body">How much info to print: 0 for none, 1 for only errors, 2 for errors &amp; warnings, 3 for normal, 4 for extra</text:p>
      <text:h text:style-name="Heading_20_3" text:outline-level="3">Options for disc item types</text:h>
      <text:p text:style-name="Text_20_body">jPSXdec can detect the following data on PlayStation discs.</text:p>
      <text:h text:style-name="Heading_20_4" text:outline-level="4">STR Video</text:h>
      <text:p text:style-name="Text_20_body">All types of PlayStation videos.</text:p>
      <text:p text:style-name="Text_20_body">For the highest quality output, use these flags:</text:p>
      <text:p text:style-name="P1">-quality high -vf avi:yuv</text:p>
      <text:p text:style-name="Text_20_body"/>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rate variations are ignored. When saving as AVI, jPSXdec tries to place the frames in the AVI time-line as close to where they belong. This may mean that duplicate frames are inserted into the movie (but AVI files have a convenient feature so duplication adds almost no extra size to files). Silent audio may also be inserted as needed in rare cases to keep the audio in sync. For more precise output, the -preceiseav and -precisefps options are available.</text:p>
      <text:h text:style-name="Heading_20_5" text:outline-level="5">Command-line options</text:h>
      <text:p text:style-name="Preformatted_20_Text">-x &lt;1 or 2&gt;</text:p>
      <text:p text:style-name="Text_20_body">Movie frame rates are entirely dependent on the speed the disc spins. PlayStation 1 can spin at 1x speed, or 2x speed. Nearly every game I've seen uses 2x speed for all their movies. jPSXdec can usually automatically detect the disc speed by analysis of parallel audio streams, but if the speed is unclear, it will assume 2x. In the rare case that is incorrect, this option lets you force using 1x disc speed instead (effectively halving the frame-rate).</text:p>
      <text:p text:style-name="Preformatted_20_Text">-vidfmt/-vf &lt;format&gt;</text:p>
      <text:p text:style-name="Text_20_body">Select the output format.</text:p>
      <text:p text:style-name="P4">avi:mjpg – Smallest output, but it is a lossy format so quality may be degraded. Use the -jpg option to set compression/quality level. This is default.</text:p>
      <text:p text:style-name="P4">avi:bmp – Completely uncompressed, RGB (device independent bitmap, i.e. DIB) AVI. Very large, but lossless.</text:p>
      <text:p text:style-name="P4">avi:yuv – Highest quality output, and smaller even than avi:bmp. Uses the fourcc YV12 codec.</text:p>
      <text:p text:style-name="P4">png, jpg, bmp – Saves a series of images.</text:p>
      <text:p text:style-name="P4">demux – Raw, compressed frame data found in separate sectors on the disc. 'Demuxing' is the first step in the decoding process, which simply combines the separate frame chunks into a contiguous block.</text:p>
      <text:p text:style-name="P4">mdec – Generated from the demux data. This data would then be fed into the PlayStation MDEC chip, which would produce viewable images.</text:p>
      <text:p text:style-name="P4">y4m – Yuv4mpeg video. A simple video format as specified in a couple places on the web. It can be read by ffmpeg and many other open-source video readers.</text:p>
      <text:p text:style-name="Preformatted_20_Text">-jpg &lt;low, medium, good, high&gt;</text:p>
      <text:p text:style-name="Text_20_body">Select the quality when saving a sequence of jpeg images, or as AVI with MJPG codec. Default is 'good'.</text:p>
      <text:p text:style-name="Preformatted_20_Text">-frame &lt;#&gt; / -frames &lt;#-#&gt;</text:p>
      <text:p text:style-name="Text_20_body">Lets you specify that only 1 frame, or a range of frames should be decoded. Audio is ignored when using this option because accurate audio decoded must begin from the start of the audio stream (you can't start in the middle).</text:p>
      <text:p text:style-name="Preformatted_20_Text">-nocrop</text:p>
      <text:p text:style-name="Text_20_body">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text:p>
      <text:p text:style-name="Preformatted_20_Text">-quality &lt;low, high, psx&gt;</text:p>
      <text:p text:style-name="Text_20_body">Low quality is very fast, and uses integer based arithmetic. High is much slower, and should technically create more mathematically accurate output (although it may not be noticeable without close inspection) because it uses floating point arithmetic. PSX quality tries to duplicate what the PlayStation would generate (not yet verified). Default is low.</text:p>
      <text:p text:style-name="Preformatted_20_Text">-noaud</text:p>
      <text:p text:style-name="Text_20_body">Don't decode audio with the video (ignored when video does not have audio, or when not saving as AVI).</text:p>
      <text:p text:style-name="P7">-preciseav</text:p>
      <text:p text:style-name="P10">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6">-precisefps</text:p>
      <text:p text:style-name="P9">Like the option above, the frame rate for most videos isn't exactly how the video is actually played back on the PlayStation. This option will save the AVI with frames appearing exactly how they are arranged on the disc, which will give the video a 75 or 150 fps rate (option ignored if not saving AVI with audio).</text:p>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Preformatted_20_Text">-vol &lt;number between 0 and 100&gt;</text:p>
      <text:p text:style-name="Text_20_body">This does more than just adjust the volume, because it does the adjustment before clamping the waveform and rounding it to an integer volume. Therefore the output should be better quality when scaling the volume at this point, and can even help in cases where a game's audio has distortions due to the clamping. Default is 100.</text:p>
      <text:p text:style-name="Preformatted_20_Text">-audfmt / -af &lt;format&gt;</text:p>
      <text:p text:style-name="Text_20_body">Output audio format. Use the item's help to see what options are available. Default is .wav.</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Preformatted_20_Text">-iso</text:p>
      <text:p text:style-name="Text_20_body">jPSXdec can detect 3 different styles of disc images (raw 2352 bytes/sector, special 2336 bytes/sector, and iso 2048 bytes/sector). By default, files from these disc images are copied out with the same style as the source disc image. With this -iso option, all raw sector headers are ignored and the file is saved as if it had been normally copied off a disc. Care must be taken that this option isn't used on files containing XA audio streams, as that raw header information is required for decoding them.</text:p>
      <text:h text:style-name="P15" text:outline-level="4">TIM image</text:h>
      <text:p text:style-name="P9"/>
      <text:p text:style-name="P9">Simple TIM images regularly used in PlayStation games.</text:p>
      <text:h text:style-name="P16" text:outline-level="5">Command-line options</text:h>
      <text:p text:style-name="P6">-imgfmt / -if &lt;image format&gt;</text:p>
      <text:p text:style-name="P9">Format to save the TIM image. Use item's help for available options. These options will be different depending on if the TIM image has a palette. Default is png.</text:p>
      <text:p text:style-name="P6">-pal &lt;palettes to save&gt;</text:p>
      <text:p text:style-name="P9">TIM images may come with one or more palettes. By default, all palettes are saved as a separate output files. This option lets you only select exactly which palettes to save using a comma delimited list, or hyphens (no spaces). For example, to save the first and third, fourth and firth palettes, you could use this:</text:p>
      <text:p text:style-name="P2">-pal 1,3-5</text:p>
      <text:h text:style-name="Heading_20_2" text:outline-level="2">Index files</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All audio and video streams are listed separately, even if they should probably be combined. Actions upon video streams will also consider any parallel audio streams.</text:p>
      <text:h text:style-name="Heading_20_2" text:outline-level="2">Building from source</text:h>
      <text:p text:style-name="Text_20_body">An Ant build script has been included. If Ant is installed and configured properly, simply running the ant command in the directory with build.xml will generate a directory containing the binary program and everything needed to distribute it.</text:p>
      <text:h text:style-name="Heading_20_2" text:outline-level="2">License</text:h>
      <text:p text:style-name="Text_20_body">jPSXdec is licensed under a non-commercial license. See LICENSE.txt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ans-serif"/>
    <style:font-face style:name="MS Mincho" svg:font-family="'MS Mincho'"/>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0799in"/>
      <style:text-properties style:font-name="Tahoma"/>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text-properties style:font-name="Arial" fo:font-size="16pt" fo:font-weight="bold" style:font-name-asian="MS Mincho" style:font-size-asian="16pt" style:font-weight-asian="bold" style:font-name-complex="Tahoma2" style:font-size-complex="16pt" style:font-weight-complex="bold"/>
    </style:style>
    <style:style style:name="Index" style:family="paragraph" style:parent-style-name="Standard" style:class="index">
      <style:paragraph-properties text:number-lines="false" text:line-number="0"/>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List" style:family="paragraph" style:parent-style-name="Text_20_body" style:class="list">
      <style:text-properties style:font-name-complex="Tahoma2"/>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el Sabin</meta:initial-creator>
    <meta:creation-date>2009-12-12T09:56:21</meta:creation-date>
    <dc:creator>Michael Sabin</dc:creator>
    <dc:date>2010-02-13T12:06:50.34</dc:date>
    <meta:editing-duration>PT12H15M25S</meta:editing-duration>
    <meta:editing-cycles>119</meta:editing-cycles>
    <meta:generator>OpenOffice.org/3.1$Win32 OpenOffice.org_project/310m19$Build-9420</meta:generator>
    <meta:document-statistic meta:table-count="0" meta:image-count="0" meta:object-count="0" meta:page-count="1" meta:paragraph-count="111" meta:word-count="1599" meta:character-count="9548"/>
  </office:meta>
</office:document-meta>
</file>